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2.90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46cm" fo:min-width="1.76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ffffff" svg:stroke-opacity="0%" draw:fill-color="#ed1c24" draw:opacity="0%" draw:textarea-horizontal-align="justify" draw:textarea-vertical-align="middle" draw:auto-grow-height="false" fo:min-height="0.85cm" fo:min-width="1.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d1c24" draw:opacity="0%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6cm" svg:height="2cm" svg:x="36cm" svg:y="15.2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6cm" svg:height="1.8cm" svg:x="36cm" svg:y="18.2cm">
          <text:p text:style-name="P1">X = 0</text:p>
          <text:p text:style-name="P1">Y = 0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6cm" svg:height="3.6cm" svg:x="36cm" svg:y="20.8cm">
          <text:p text:style-name="P1"><text:span text:style-name="T1">X &lt; wid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" draw:id="id3" draw:layer="layout" svg:width="3.6cm" svg:height="3.6cm" svg:x="36cm" svg:y="25.2cm">
          <text:p text:style-name="P1"><text:span text:style-name="T1">Y &lt; he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8" draw:id="id8" draw:layer="layout" svg:width="3.6cm" svg:height="1.8cm" svg:x="31.8cm" svg:y="29.3cm">
          <text:p text:style-name="P1">Y = Y + 1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3.6cm" svg:height="1.9cm" svg:x="36cm" svg:y="29.6cm">
          <text:p text:style-name="P1"><text:span text:style-name="T2"><text:s text:c="3"/></text:span><text:span text:style-name="T2">Get Color of</text:span></text:p>
          <text:p text:style-name="P1"><text:span text:style-name="T2">pixel at</text:span></text:p>
          <text:p text:style-name="P1"><text:span text:style-name="T2">coords (X,Y) <text:s text:c="3"/>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5" draw:id="id5" draw:layer="layout" svg:width="3.6cm" svg:height="1.9cm" svg:x="36.001cm" svg:y="32.401cm">
          <text:p text:style-name="P1"><text:span text:style-name="T3">Write colour</text:span></text:p>
          <text:p text:style-name="P1"><text:span text:style-name="T3">onto board at</text:span></text:p>
          <text:p text:style-name="P1"><text:span text:style-name="T3">position (X,Y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7" draw:id="id7" draw:layer="layout" svg:width="3.6cm" svg:height="1.8cm" svg:x="40.6cm" svg:y="23.7cm">
          <text:p text:style-name="P1">X = X + 1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37.8cm" svg:y1="20cm" svg:x2="37.8cm" svg:y2="20.8cm" draw:start-shape="id1" draw:start-glue-point="2" draw:end-shape="id2" draw:end-glue-point="4" svg:d="M37800 20000v800" svg:viewBox="0 0 1 801">
          <text:p/>
        </draw:connector>
        <draw:connector draw:style-name="gr5" draw:text-style-name="P6" draw:layer="layout" svg:x1="37.8cm" svg:y1="24.4cm" svg:x2="37.8cm" svg:y2="25.2cm" draw:start-shape="id2" draw:start-glue-point="6" draw:end-shape="id3" draw:end-glue-point="4" svg:d="M37800 24400v800" svg:viewBox="0 0 1 801">
          <text:p/>
        </draw:connector>
        <draw:connector draw:style-name="gr5" draw:text-style-name="P6" draw:layer="layout" svg:x1="37.8cm" svg:y1="28.8cm" svg:x2="37.8cm" svg:y2="29.6cm" draw:start-shape="id3" draw:start-glue-point="6" draw:end-shape="id4" draw:end-glue-point="5" svg:d="M37800 28800v800" svg:viewBox="0 0 1 801">
          <text:p/>
        </draw:connector>
        <draw:connector draw:style-name="gr5" draw:text-style-name="P6" draw:layer="layout" svg:x1="37.8cm" svg:y1="31.5cm" svg:x2="37.801cm" svg:y2="32.401cm" draw:start-shape="id4" draw:start-glue-point="8" draw:end-shape="id5" draw:end-glue-point="5" svg:d="M37800 31500v451h1v450" svg:viewBox="0 0 2 902">
          <text:p/>
        </draw:connector>
        <draw:connector draw:style-name="gr5" draw:text-style-name="P6" draw:layer="layout" svg:x1="37.8cm" svg:y1="17.2cm" svg:x2="37.8cm" svg:y2="18.2cm" draw:start-shape="id6" draw:start-glue-point="2" draw:end-shape="id1" draw:end-glue-point="0" svg:d="M37800 17200v1000" svg:viewBox="0 0 1 1001">
          <text:p/>
        </draw:connector>
        <draw:connector draw:style-name="gr5" draw:text-style-name="P6" draw:layer="layout" svg:x1="39.6cm" svg:y1="27cm" svg:x2="42.4cm" svg:y2="25.5cm" draw:start-shape="id3" draw:start-glue-point="7" draw:end-shape="id7" svg:d="M39600 27000h2800v-1500" svg:viewBox="0 0 2801 1501">
          <text:p/>
        </draw:connector>
        <draw:connector draw:style-name="gr5" draw:text-style-name="P6" draw:layer="layout" svg:x1="42.4cm" svg:y1="23.7cm" svg:x2="39.6cm" svg:y2="22.6cm" draw:start-shape="id7" draw:start-glue-point="0" draw:end-shape="id2" draw:end-glue-point="7" svg:d="M42400 23700v-1100h-2800" svg:viewBox="0 0 2801 1101">
          <text:p/>
        </draw:connector>
        <draw:connector draw:style-name="gr5" draw:text-style-name="P6" draw:layer="layout" svg:x1="36.451cm" svg:y1="33.351cm" svg:x2="33.6cm" svg:y2="31.1cm" draw:start-shape="id5" draw:start-glue-point="9" draw:end-shape="id8" svg:d="M36451 33351h-2851v-2251" svg:viewBox="0 0 2852 2252">
          <text:p/>
        </draw:connector>
        <draw:connector draw:style-name="gr5" draw:text-style-name="P6" draw:layer="layout" draw:line-skew="0.101cm" svg:x1="33.6cm" svg:y1="29.3cm" svg:x2="37.8cm" svg:y2="25.2cm" draw:start-shape="id8" draw:start-glue-point="0" draw:end-shape="id3" draw:end-glue-point="4" svg:d="M33600 29300v-4500h4200v400" svg:viewBox="0 0 4201 4501">
          <text:p/>
        </draw:connector>
        <draw:custom-shape draw:style-name="gr1" draw:text-style-name="P2" xml:id="id10" draw:id="id10" draw:layer="layout" svg:width="3.6cm" svg:height="2cm" svg:x="36cm" svg:y="38.7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9" draw:id="id9" draw:layer="layout" svg:width="3.6cm" svg:height="1.9cm" svg:x="36.002cm" svg:y="35.502cm">
          <text:p text:style-name="P1"><text:span text:style-name="T3">Output new</text:span></text:p>
          <text:p text:style-name="P1"><text:span text:style-name="T3">imag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6" draw:layer="layout" draw:line-skew="-4.399cm" svg:x1="36cm" svg:y1="22.6cm" svg:x2="36.452cm" svg:y2="36.452cm" draw:start-shape="id2" draw:start-glue-point="5" draw:end-shape="id9" draw:end-glue-point="9" svg:d="M36000 22600h-4900v13852h5352" svg:viewBox="0 0 5353 13853">
          <text:p/>
        </draw:connector>
        <draw:connector draw:style-name="gr5" draw:text-style-name="P6" draw:layer="layout" svg:x1="37.802cm" svg:y1="37.402cm" svg:x2="37.8cm" svg:y2="38.7cm" draw:start-shape="id9" draw:start-glue-point="8" draw:end-shape="id10" draw:end-glue-point="0" svg:d="M37802 37402v650h-2v648" svg:viewBox="0 0 3 1299">
          <text:p/>
        </draw:connector>
        <draw:custom-shape draw:style-name="gr6" draw:text-style-name="P7" draw:layer="layout" svg:width="2.2cm" svg:height="1.1cm" svg:x="36cm" svg:y="24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3.6cm" svg:height="2cm" svg:x="55.3cm" svg:y="1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3.6cm" svg:height="1.8cm" svg:x="55.3cm" svg:y="18cm">
          <text:p text:style-name="P1">X = 0</text:p>
          <text:p text:style-name="P1">Y = 0</text:p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3.6cm" svg:height="3.6cm" svg:x="55.3cm" svg:y="20.6cm">
          <text:p text:style-name="P1"><text:span text:style-name="T1">X &lt; wid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3.6cm" svg:height="3.6cm" svg:x="61.2cm" svg:y="20.6cm">
          <text:p text:style-name="P1"><text:span text:style-name="T1">Y &lt; he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3.6cm" svg:height="1.8cm" svg:x="76.1cm" svg:y="21.6cm">
          <text:p text:style-name="P1">Y = Y + 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cm" svg:height="1.9cm" svg:x="66.1cm" svg:y="21.7cm">
          <text:p text:style-name="P1"><text:span text:style-name="T2"><text:s text:c="3"/></text:span><text:span text:style-name="T2">Get Color of</text:span></text:p>
          <text:p text:style-name="P1"><text:span text:style-name="T2">pixel at</text:span></text:p>
          <text:p text:style-name="P1"><text:span text:style-name="T2">coords (X,Y) <text:s text:c="3"/>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3.6cm" svg:height="1.9cm" svg:x="71cm" svg:y="21.6cm">
          <text:p text:style-name="P1"><text:span text:style-name="T3">Write colour</text:span></text:p>
          <text:p text:style-name="P1"><text:span text:style-name="T3">onto board at</text:span></text:p>
          <text:p text:style-name="P1"><text:span text:style-name="T3">position (X,Y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6cm" svg:height="1.8cm" svg:x="66.8cm" svg:y="16.2cm">
          <text:p text:style-name="P1">X = X + 1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57.1cm" svg:y1="19.8cm" svg:x2="57.1cm" svg:y2="20.6cm" draw:start-shape="id11" draw:start-glue-point="2" draw:end-shape="id12" draw:end-glue-point="4" svg:d="M57100 19800v800" svg:viewBox="0 0 1 801">
          <text:p/>
        </draw:connector>
        <draw:connector draw:style-name="gr5" draw:text-style-name="P6" draw:layer="layout" svg:x1="57.1cm" svg:y1="17cm" svg:x2="57.1cm" svg:y2="18cm" draw:start-shape="id13" draw:start-glue-point="2" draw:end-shape="id11" draw:end-glue-point="0" svg:d="M57100 17000v1000" svg:viewBox="0 0 1 1001">
          <text:p/>
        </draw:connector>
        <draw:custom-shape draw:style-name="gr1" draw:text-style-name="P2" draw:layer="layout" svg:width="3.6cm" svg:height="2cm" svg:x="55.1cm" svg:y="28.5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6cm" svg:height="1.9cm" svg:x="55.3cm" svg:y="25.2cm">
          <text:p text:style-name="P1"><text:span text:style-name="T3">Output new</text:span></text:p>
          <text:p text:style-name="P1"><text:span text:style-name="T3">image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2.2cm" svg:height="1.1cm" svg:x="36cm" svg:y="28.3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cm" svg:height="1.1cm" svg:x="34.5cm" svg:y="21.6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cm" svg:height="1.1cm" svg:x="38.9cm" svg:y="26.1cm">
          <text:p text:style-name="P1">N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2T12:18:25.193000000</meta:creation-date>
    <dc:date>2019-07-02T16:41:41.468000000</dc:date>
    <meta:editing-duration>PT56M1S</meta:editing-duration>
    <meta:editing-cycles>2</meta:editing-cycles>
    <meta:generator>LibreOffice/5.4.7.2$Windows_x86 LibreOffice_project/c838ef25c16710f8838b1faec480ebba495259d0</meta:generator>
    <meta:document-statistic meta:object-count="37"/>
  </office:meta>
</office:document-meta>
</file>